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201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9" style:family="table">
      <style:table-properties style:width="7.5in" fo:margin-top="0in" fo:margin-bottom="0in" table:align="center"/>
    </style:style>
    <style:style style:name="Table9.A" style:family="table-column">
      <style:table-column-properties style:column-width="0.9507in"/>
    </style:style>
    <style:style style:name="Table9.B" style:family="table-column">
      <style:table-column-properties style:column-width="4.8181in"/>
    </style:style>
    <style:style style:name="Table9.C" style:family="table-column">
      <style:table-column-properties style:column-width="1.731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in" fo:padding-bottom="0in" fo:border="none"/>
    </style:style>
    <style:style style:name="Table9.C1" style:family="table-cell">
      <style:table-cell-properties style:vertical-align="bottom" fo:padding-left="0in" fo:padding-right="0.0799in" fo:padding-top="0.1in" fo:padding-bottom="0in" fo:border="none"/>
    </style:style>
    <style:style style:name="Table14" style:family="table">
      <style:table-properties style:width="7.5in" fo:margin-top="0in" fo:margin-bottom="0in" table:align="center"/>
    </style:style>
    <style:style style:name="Table14.A" style:family="table-column">
      <style:table-column-properties style:column-width="0.9507in"/>
    </style:style>
    <style:style style:name="Table14.B" style:family="table-column">
      <style:table-column-properties style:column-width="6.5493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in" fo:padding-bottom="0in" fo:border="none"/>
    </style:style>
    <style:style style:name="Table3" style:family="table">
      <style:table-properties style:width="7.5in" fo:margin-top="0in" fo:margin-bottom="0in" table:align="center"/>
    </style:style>
    <style:style style:name="Table3.A" style:family="table-column">
      <style:table-column-properties style:column-width="0.9507in"/>
    </style:style>
    <style:style style:name="Table3.B" style:family="table-column">
      <style:table-column-properties style:column-width="4.8181in"/>
    </style:style>
    <style:style style:name="Table3.C" style:family="table-column">
      <style:table-column-properties style:column-width="1.731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in" fo:padding-bottom="0in" fo:border="none"/>
    </style:style>
    <style:style style:name="Table3.C1" style:family="table-cell">
      <style:table-cell-properties style:vertical-align="bottom" fo:padding-left="0in" fo:padding-right="0.0799in" fo:padding-top="0.1in" fo:padding-bottom="0in" fo:border="none"/>
    </style:style>
    <style:style style:name="Table7" style:family="table">
      <style:table-properties style:width="7.5in" fo:margin-top="0in" fo:margin-bottom="0in" table:align="center"/>
    </style:style>
    <style:style style:name="Table7.A" style:family="table-column">
      <style:table-column-properties style:column-width="0.9507in"/>
    </style:style>
    <style:style style:name="Table7.B" style:family="table-column">
      <style:table-column-properties style:column-width="6.549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20eb7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20eb7cc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269a77f" officeooo:paragraph-rsid="0269a77f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221a22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780da5" style:font-weight-asian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2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69a77f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780da5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26645e2" officeooo:paragraph-rsid="026645e2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1c47f3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5" style:family="paragraph" style:parent-style-name="Standard">
      <style:text-properties officeooo:paragraph-rsid="01eae8cc"/>
    </style:style>
    <style:style style:name="P46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style:text-underline-style="solid" style:text-underline-type="double" style:text-underline-width="auto" style:text-underline-color="font-color" officeooo:paragraph-rsid="00f4d3bb" style:font-size-asian="8.75pt" style:font-size-complex="10pt"/>
    </style:style>
    <style:style style:name="P47" style:family="paragraph" style:parent-style-name="Standard">
      <style:text-properties style:font-name="Inter1" officeooo:paragraph-rsid="01bd823b"/>
    </style:style>
    <style:style style:name="P48" style:family="paragraph" style:parent-style-name="Standard">
      <style:text-properties style:font-name="Inter1" officeooo:paragraph-rsid="020eb7cc"/>
    </style:style>
    <style:style style:name="P49" style:family="paragraph" style:parent-style-name="Standard">
      <style:text-properties style:font-name="Inter1" officeooo:paragraph-rsid="021c47f3"/>
    </style:style>
    <style:style style:name="P50" style:family="paragraph" style:parent-style-name="Standard">
      <style:text-properties style:font-name="Inter1" officeooo:paragraph-rsid="016f1dab"/>
    </style:style>
    <style:style style:name="P51" style:family="paragraph" style:parent-style-name="Standard">
      <style:text-properties officeooo:paragraph-rsid="026645e2"/>
    </style:style>
    <style:style style:name="P52" style:family="paragraph" style:parent-style-name="Standard">
      <style:text-properties officeooo:paragraph-rsid="023b2c24"/>
    </style:style>
    <style:style style:name="P53" style:family="paragraph" style:parent-style-name="Standard">
      <style:text-properties officeooo:paragraph-rsid="020eb7cc"/>
    </style:style>
    <style:style style:name="P54" style:family="paragraph" style:parent-style-name="Standard">
      <style:text-properties officeooo:paragraph-rsid="021c47f3"/>
    </style:style>
    <style:style style:name="P55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f15b" officeooo:paragraph-rsid="021c47f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8cb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7b74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2da1d1" officeooo:paragraph-rsid="022da1d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22e6c7c" officeooo:paragraph-rsid="022e6c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1" officeooo:paragraph-rsid="021e127c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1" officeooo:paragraph-rsid="0269d815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1" officeooo:paragraph-rsid="020eb7cc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officeooo:paragraph-rsid="02780da5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7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0d70ed" officeooo:paragraph-rsid="020d70ed" style:font-style-asian="normal" style:font-weight-asian="normal" style:font-style-complex="normal" style:font-weight-complex="normal"/>
    </style:style>
    <style:style style:name="P75" style:family="paragraph" style:parent-style-name="Standard" style:list-style-name="L1">
      <style:paragraph-properties fo:line-height="100%" fo:orphans="0" fo:widows="0"/>
      <style:text-properties officeooo:paragraph-rsid="021c47f3"/>
    </style:style>
    <style:style style:name="P76" style:family="paragraph" style:parent-style-name="Standard" style:list-style-name="L1">
      <style:paragraph-properties fo:line-height="100%" fo:orphans="0" fo:widows="0"/>
      <style:text-properties officeooo:paragraph-rsid="02128124"/>
    </style:style>
    <style:style style:name="P7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14ff28a" style:font-weight-asian="bold" style:font-weight-complex="bold"/>
    </style:style>
    <style:style style:name="T3" style:family="text">
      <style:text-properties fo:font-weight="bold" officeooo:rsid="007e263d" style:font-weight-asian="bold" style:font-weight-complex="normal"/>
    </style:style>
    <style:style style:name="T4" style:family="text">
      <style:text-properties fo:font-weight="bold" officeooo:rsid="01ca2b74" style:font-weight-asian="bold"/>
    </style:style>
    <style:style style:name="T5" style:family="text">
      <style:text-properties fo:font-weight="bold" officeooo:rsid="0048f0e9" style:font-weight-asian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officeooo:rsid="00c463f2" style:font-name-asian="Roboto2" style:font-size-asian="10pt" style:font-name-complex="Roboto2" style:font-size-complex="10pt"/>
    </style:style>
    <style:style style:name="T8" style:family="text">
      <style:text-properties fo:font-size="10pt" officeooo:rsid="022da1d1" style:font-name-asian="Roboto2" style:font-size-asian="10pt" style:font-name-complex="Roboto2" style:font-size-complex="10pt"/>
    </style:style>
    <style:style style:name="T9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20d70ed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22ad270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2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3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2128124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263c54e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5" style:family="text">
      <style:text-properties fo:font-size="10pt" fo:font-style="italic" officeooo:rsid="020eb7cc" style:font-name-asian="Roboto2" style:font-size-asian="10pt" style:font-style-asian="italic" style:font-name-complex="Roboto2" style:font-size-complex="10pt" style:font-style-complex="normal"/>
    </style:style>
    <style:style style:name="T36" style:family="text">
      <style:text-properties fo:font-size="10pt" fo:font-style="italic" officeooo:rsid="02399f0e" style:font-name-asian="Roboto2" style:font-size-asian="10pt" style:font-style-asian="italic" style:font-name-complex="Roboto2" style:font-size-complex="10pt" style:font-style-complex="normal"/>
    </style:style>
    <style:style style:name="T37" style:family="text">
      <style:text-properties fo:font-size="10pt" fo:font-style="italic" officeooo:rsid="023d8dcd" style:font-name-asian="Roboto2" style:font-size-asian="10pt" style:font-style-asian="italic" style:font-name-complex="Roboto2" style:font-size-complex="10pt" style:font-style-complex="normal"/>
    </style:style>
    <style:style style:name="T38" style:family="text">
      <style:text-properties fo:font-size="10pt" fo:font-style="italic" officeooo:rsid="026645e2" style:font-name-asian="Roboto2" style:font-size-asian="10pt" style:font-style-asian="italic" style:font-name-complex="Roboto2" style:font-size-complex="10pt" style:font-style-complex="normal"/>
    </style:style>
    <style:style style:name="T39" style:family="text">
      <style:text-properties fo:font-size="10pt" fo:font-style="italic" officeooo:rsid="0269a77f" style:font-name-asian="Roboto2" style:font-size-asian="10pt" style:font-style-asian="italic" style:font-name-complex="Roboto2" style:font-size-complex="10pt" style:font-style-complex="normal"/>
    </style:style>
    <style:style style:name="T40" style:family="text">
      <style:text-properties fo:font-size="10pt" fo:font-style="italic" officeooo:rsid="0270efa8" style:font-name-asian="Roboto2" style:font-size-asian="10pt" style:font-style-asian="italic" style:font-name-complex="Roboto2" style:font-size-complex="10pt" style:font-style-complex="normal"/>
    </style:style>
    <style:style style:name="T41" style:family="text">
      <style:text-properties fo:font-size="10pt" fo:font-style="italic" officeooo:rsid="02780da5" style:font-name-asian="Roboto2" style:font-size-asian="10pt" style:font-style-asian="italic" style:font-name-complex="Roboto2" style:font-size-complex="10pt" style:font-style-complex="normal"/>
    </style:style>
    <style:style style:name="T42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4" style:family="text">
      <style:text-properties fo:font-size="10pt" fo:font-style="italic" fo:font-weight="normal" officeooo:rsid="020eb7cc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5" style:family="text">
      <style:text-properties fo:font-size="10pt" fo:font-style="italic" fo:font-weight="normal" officeooo:rsid="0230fb9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6" style:family="text">
      <style:text-properties fo:font-size="10pt" fo:font-style="italic" fo:font-weight="normal" officeooo:rsid="0249707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7" style:family="text">
      <style:text-properties fo:font-size="10pt" fo:font-style="italic" fo:font-weight="normal" officeooo:rsid="0255f6ab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8" style:family="text">
      <style:text-properties fo:font-size="10pt" fo:font-style="italic" fo:font-weight="normal" officeooo:rsid="025af2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9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0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1" style:family="text">
      <style:text-properties fo:font-size="10pt" fo:font-style="italic" style:text-underline-style="none" fo:font-weight="normal" officeooo:rsid="024bf40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2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55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6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normal" officeooo:rsid="0218f00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normal" officeooo:rsid="0226d9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normal" officeooo:rsid="023fda2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normal" officeooo:rsid="0269d81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fo:font-size="10pt" fo:font-style="normal" style:text-underline-style="none" fo:font-weight="normal" officeooo:rsid="026a00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2780da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normal" officeooo:rsid="027a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1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2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3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4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5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1475f55" style:font-weight-asian="normal" style:font-weight-complex="normal"/>
    </style:style>
    <style:style style:name="T104" style:family="text">
      <style:text-properties fo:font-weight="normal" officeooo:rsid="01f670b9" style:font-weight-asian="normal"/>
    </style:style>
    <style:style style:name="T105" style:family="text">
      <style:text-properties fo:font-weight="normal" officeooo:rsid="0275382e" style:font-weight-asian="normal"/>
    </style:style>
    <style:style style:name="T106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7" style:family="text">
      <style:text-properties officeooo:rsid="0094c2de"/>
    </style:style>
    <style:style style:name="T108" style:family="text">
      <style:text-properties fo:color="#000000" style:font-name="Inter1" style:text-underline-style="none"/>
    </style:style>
    <style:style style:name="T109" style:family="text">
      <style:text-properties officeooo:rsid="0134be7f"/>
    </style:style>
    <style:style style:name="T110" style:family="text">
      <style:text-properties officeooo:rsid="014965fe"/>
    </style:style>
    <style:style style:name="T111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2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3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14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15" style:family="text">
      <style:text-properties style:font-name="Inter1" fo:font-size="10pt" fo:font-weight="bold" officeooo:rsid="02780da5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style:font-size-asian="10pt" style:font-size-complex="10pt"/>
    </style:style>
    <style:style style:name="T117" style:family="text">
      <style:text-properties style:font-name="Inter1" fo:font-size="10pt" officeooo:rsid="01a964e2" style:font-size-asian="10pt" style:font-size-complex="10pt"/>
    </style:style>
    <style:style style:name="T118" style:family="text">
      <style:text-properties style:font-name="Inter1" fo:font-size="10pt" officeooo:rsid="01db6890" style:font-size-asian="10pt" style:font-size-complex="10pt"/>
    </style:style>
    <style:style style:name="T119" style:family="text">
      <style:text-properties style:font-name="Inter1" fo:font-size="10pt" officeooo:rsid="020eb7cc" style:font-size-asian="10pt" style:font-size-complex="10pt"/>
    </style:style>
    <style:style style:name="T120" style:family="text">
      <style:text-properties style:font-name="Inter1" fo:font-size="10pt" officeooo:rsid="0228fcbb" style:font-size-asian="10pt" style:font-size-complex="10pt"/>
    </style:style>
    <style:style style:name="T121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2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3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2113a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21281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21aafd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22ad2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233e5e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277321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4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5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6" style:family="text">
      <style:text-properties style:font-name="Inter1" fo:font-size="10pt" fo:font-style="normal" fo:font-weight="bold" officeooo:rsid="0269a77f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7" style:family="text">
      <style:text-properties style:font-name="Inter1" fo:font-size="10pt" fo:font-style="normal" fo:font-weight="bold" officeooo:rsid="026bac0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8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269a7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152a1a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style:font-name="Inter1" fo:font-size="10pt" fo:font-style="normal" fo:font-weight="normal" officeooo:rsid="026645e2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style:font-name="Inter1" fo:font-size="10pt" fo:font-style="normal" fo:font-weight="normal" officeooo:rsid="02677beb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2" style:family="text">
      <style:text-properties style:font-name="Inter1" fo:font-size="10pt" fo:font-weight="normal" officeooo:rsid="02780da5" style:font-name-asian="Roboto2" style:font-size-asian="10pt" style:font-weight-asian="normal" style:font-name-complex="Roboto2" style:font-size-complex="10pt" style:font-weight-complex="normal"/>
    </style:style>
    <style:style style:name="T153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4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5" style:family="text">
      <style:text-properties style:font-name="Inter1"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6" style:family="text">
      <style:text-properties style:font-name="Inter1" fo:font-size="10pt" fo:font-style="italic" fo:font-weight="normal" officeooo:rsid="023d8dc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7" style:family="text">
      <style:text-properties style:font-name="Inter1" fo:font-size="10pt" fo:font-style="italic" fo:font-weight="normal" officeooo:rsid="014ff28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8" style:family="text">
      <style:text-properties style:font-name="Inter1" fo:font-size="10pt" style:font-name-asian="Roboto2" style:font-size-asian="10pt" style:font-name-complex="Roboto2" style:font-size-complex="10pt"/>
    </style:style>
    <style:style style:name="T159" style:family="text">
      <style:text-properties fo:color="#0066b3" style:font-name="Inter1" style:text-underline-style="solid" style:text-underline-width="auto" style:text-underline-color="font-color"/>
    </style:style>
    <style:style style:name="T160" style:family="text">
      <style:text-properties officeooo:rsid="0190cd32"/>
    </style:style>
    <style:style style:name="T161" style:family="text">
      <style:text-properties officeooo:rsid="01a964e2"/>
    </style:style>
    <style:style style:name="T162" style:family="text">
      <style:text-properties officeooo:rsid="01f670b9" style:font-weight-complex="bold"/>
    </style:style>
    <style:style style:name="T163" style:family="text">
      <style:text-properties officeooo:rsid="01f683f8" style:font-weight-complex="bold"/>
    </style:style>
    <style:style style:name="T164" style:family="text">
      <style:text-properties officeooo:rsid="01cc2d83"/>
    </style:style>
    <style:style style:name="T165" style:family="text">
      <style:text-properties style:font-name="Inter Extra Bold"/>
    </style:style>
    <style:style style:name="T166" style:family="text">
      <style:text-properties style:font-weight-complex="normal"/>
    </style:style>
    <style:style style:name="T167" style:family="text">
      <style:text-properties officeooo:rsid="024575bc" style:font-weight-complex="normal"/>
    </style:style>
    <style:style style:name="T168" style:family="text">
      <style:text-properties officeooo:rsid="024de0ba"/>
    </style:style>
    <style:style style:name="T169" style:family="text">
      <style:text-properties officeooo:rsid="025c4f92"/>
    </style:style>
    <style:style style:name="T170" style:family="text">
      <style:text-properties officeooo:rsid="025e4cce"/>
    </style:style>
    <style:style style:name="T171" style:family="text">
      <style:text-properties officeooo:rsid="02600270"/>
    </style:style>
    <style:style style:name="T172" style:family="text">
      <style:text-properties officeooo:rsid="0260b33e"/>
    </style:style>
    <style:style style:name="T173" style:family="text">
      <style:text-properties officeooo:rsid="02616afe"/>
    </style:style>
    <style:style style:name="T174" style:family="text">
      <style:text-properties officeooo:rsid="02659fb2"/>
    </style:style>
    <style:style style:name="T175" style:family="text">
      <style:text-properties officeooo:rsid="026c271c"/>
    </style:style>
    <style:style style:name="T176" style:family="text">
      <style:text-properties officeooo:rsid="026decef"/>
    </style:style>
    <style:style style:name="T177" style:family="text">
      <style:text-properties officeooo:rsid="027dc137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4"><text:span text:style-name="T107">R</text:span>ICHARD <text:span text:style-name="T164">S. </text:span>ZHU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><text:a xlink:type="simple" xlink:href="mailto:rszhu@berkeley.edu" text:style-name="Internet_20_link" text:visited-style-name="Visited_20_Internet_20_Link"><text:span text:style-name="T108">rszhu@berkeley.edu</text:span></text:a></text:p>
            <text:p text:style-name="P27">858-371-8838</text:p>
            <text:p text:style-name="P26">Berkeley, CA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28"><text:a xlink:type="simple" xlink:href="https://www.linkedin.com/in/rszhu/" text:style-name="Internet_20_link" text:visited-style-name="Visited_20_Internet_20_Link"><text:span text:style-name="T159">linkedin.com/in/rszhu</text:span></text:a></text:p>
            <text:p text:style-name="P28"><text:a xlink:type="simple" xlink:href="https://github.com/richardszhu" text:style-name="Internet_20_link" text:visited-style-name="Visited_20_Internet_20_Link"><text:span text:style-name="T159">github.com/richardszhu</text:span></text:a></text:p>
            <text:p text:style-name="P29"><text:a xlink:type="simple" xlink:href="https://www.ocf.berkeley.edu/~rszhu/" text:style-name="Internet_20_link" text:visited-style-name="Visited_20_Internet_20_Link"><text:span text:style-name="T159">ocf.io/rszhu</text:span></text:a></text:p>
          </table:table-cell>
        </table:table-row>
      </table:table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8">EDUCATION</text:p>
          </table:table-cell>
          <table:table-cell table:style-name="Table5.A1" office:value-type="string">
            <text:p text:style-name="P11">University of California, Berkeley</text:p>
            <text:p text:style-name="P14"><text:span text:style-name="T53">B.A. Computer Science</text:span><text:span text:style-name="T9"> <text:s text:c="38"/></text:span><text:span text:style-name="T21"><text:s text:c="7"/></text:span><text:span text:style-name="T54"><text:s/></text:span><text:span text:style-name="T9"><text:s text:c="81"/></text:span><text:span text:style-name="T6"><text:s text:c="89"/></text:span><text:span text:style-name="T22"><text:s text:c="13"/></text:span></text:p>
          </table:table-cell>
          <table:table-cell table:style-name="Table5.C1" office:value-type="string">
            <text:p text:style-name="P16"><text:span text:style-name="T162">Grad</text:span><text:span text:style-name="T163">uation</text:span><text:span text:style-name="T162"> </text:span><text:span text:style-name="T104">May 202</text:span><text:span text:style-name="T105">2</text:span></text:p>
            <text:p text:style-name="P17"><text:span text:style-name="T1">GPA</text:span><text:span text:style-name="T166"> 3.9</text:span><text:span text:style-name="T167">4</text:span><text:span text:style-name="T5"> </text:span><text:span text:style-name="T4"><text:s/></text:span><text:span text:style-name="T3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3"/>
          </table:table-cell>
          <table:table-cell table:style-name="Table10.A1" office:value-type="string">
            <text:p text:style-name="P6"><office:annotation office:name="__Annotation__905_40995002133"><dc:creator>Unknown Author</dc:creator><dc:date>2020-01-01T12:33:41.070615008</dc:date><text:p text:style-name="P77"><text:span text:style-name="T178">Top Margin : 0</text:span></text:p><text:p text:style-name="P77"><text:span text:style-name="T178">Bottom Margin : 0</text:span></text:p></office:annotation><text:span text:style-name="T80">Coursework:</text:span><office:annotation-end office:name="__Annotation__905_40995002133"/><text:span text:style-name="T49"> </text:span><text:span text:style-name="T50">Data Structures, </text:span><text:span text:style-name="T51">Computer Architecture</text:span><text:span text:style-name="T42">,</text:span><text:span text:style-name="T45"> </text:span><text:span text:style-name="T46">Discrete Math, </text:span><text:span text:style-name="T47">Probability Theory,</text:span><text:span text:style-name="T46"> </text:span><text:span text:style-name="T45">Linear Algebra,</text:span><text:span text:style-name="T43"> </text:span><text:span text:style-name="T48">Circuit Analysis</text:span><text:span text:style-name="T9"> <text:s text:c="3"/></text:span><text:span text:style-name="T6"><text:s text:c="89"/></text:span><text:span text:style-name="T22"><text:s text:c="13"/></text:span></text:p>
          </table:table-cell>
        </table:table-row>
      </table:table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6">EXPERIENCE</text:p>
          </table:table-cell>
          <table:table-cell table:style-name="Table6.A1" office:value-type="string">
            <text:p text:style-name="P12"><text:span text:style-name="Strong_20_Emphasis"><text:span text:style-name="T119">UC Berkeley Dept. of Anthropology</text:span></text:span></text:p>
            <text:p text:style-name="P13"><text:span text:style-name="T44">Software Developer</text:span><text:span text:style-name="T9"> <text:s text:c="23"/></text:span><text:span text:style-name="T52"><text:s/></text:span><text:span text:style-name="T9"><text:s text:c="51"/></text:span><text:span text:style-name="T21"><text:s text:c="7"/></text:span><text:span text:style-name="T54"><text:s/></text:span><text:span text:style-name="T9"><text:s text:c="81"/></text:span><text:span text:style-name="T6"><text:s text:c="89"/></text:span><text:span text:style-name="T22"><text:s text:c="13"/></text:span></text:p>
          </table:table-cell>
          <table:table-cell table:style-name="Table6.C1" office:value-type="string">
            <text:p text:style-name="P2"><text:span text:style-name="T57"><text:s/></text:span><text:span text:style-name="T56">Berkeley</text:span><text:span text:style-name="T55">, CA</text:span></text:p>
            <text:p text:style-name="P18"><text:span text:style-name="T23"><text:s/></text:span><text:span text:style-name="T27">Feb</text:span><text:span text:style-name="T35">. 2020 </text:span><text:span text:style-name="T30">— </text:span><text:span text:style-name="T36">May 2020</text:span><text:span text:style-name="T35"> </text:span></text:p>
          </table:table-cell>
        </table:table-row>
      </table:table>
      <text:p text:style-name="P5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list xml:id="list1422981530" text:style-name="L1">
              <text:list-item>
                <text:p text:style-name="P55">Developed an image <text:span text:style-name="T176">auto-</text:span>processing pipeline in Python, used <text:span text:style-name="T175">on</text:span> 151,173 <text:span text:style-name="T176">manuscript</text:span> scans</text:p>
              </text:list-item>
              <text:list-item>
                <text:p text:style-name="P75"><text:span text:style-name="Strong_20_Emphasis"><text:span text:style-name="T132">Optimized text legibility by </text:span></text:span><text:span text:style-name="Strong_20_Emphasis"><text:span text:style-name="T130">dewarp</text:span></text:span><text:span text:style-name="Strong_20_Emphasis"><text:span text:style-name="T132">ing</text:span></text:span><text:span text:style-name="Strong_20_Emphasis"><text:span text:style-name="T130">, deskew</text:span></text:span><text:span text:style-name="Strong_20_Emphasis"><text:span text:style-name="T132">ing</text:span></text:span><text:span text:style-name="Strong_20_Emphasis"><text:span text:style-name="T130">, and binariz</text:span></text:span><text:span text:style-name="Strong_20_Emphasis"><text:span text:style-name="T132">ing</text:span></text:span><text:span text:style-name="Strong_20_Emphasis"><text:span text:style-name="T130"> </text:span></text:span><text:span text:style-name="Strong_20_Emphasis"><text:span text:style-name="T131">image </text:span></text:span><text:span text:style-name="Strong_20_Emphasis"><text:span text:style-name="T130">scans </text:span></text:span><text:span text:style-name="Strong_20_Emphasis"><text:span text:style-name="T132">with OpenCV</text:span></text:span></text:p>
              </text:list-item>
              <text:list-item>
                <text:p text:style-name="P66"><text:span text:style-name="Strong_20_Emphasis"><text:span text:style-name="T68">Extracted text data from select</text:span></text:span><text:span text:style-name="Strong_20_Emphasis"><text:span text:style-name="T83">ed</text:span></text:span><text:span text:style-name="Strong_20_Emphasis"><text:span text:style-name="T68"> documents via OCR, utilizing Google Cloud’s Vision API</text:span></text:span></text:p>
              </text:list-item>
              <text:list-item>
                <text:p text:style-name="P67"><text:span text:style-name="Strong_20_Emphasis"><text:span text:style-name="T85">Refactored code and </text:span></text:span><text:span text:style-name="Strong_20_Emphasis"><text:span text:style-name="T86">wrote </text:span></text:span><text:span text:style-name="Strong_20_Emphasis"><text:span text:style-name="T85">documentation to aid future development of the project</text:span></text:span></text:p>
              </text:list-item>
            </text:list>
          </table:table-cell>
        </table:table-row>
      </table:table>
      <text:p text:style-name="P4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12"><text:span text:style-name="Strong_20_Emphasis"><text:span text:style-name="T117">UC Berkeley </text:span></text:span><text:span text:style-name="Strong_20_Emphasis"><text:span text:style-name="T120">College of Engineering</text:span></text:span></text:p>
            <text:p text:style-name="P21"><text:span text:style-name="Strong_20_Emphasis"><text:span text:style-name="T156">Course Tutor</text:span></text:span><text:span text:style-name="T151"> <text:s/></text:span><text:span text:style-name="T111"><text:s text:c="27"/></text:span><text:span text:style-name="T151"><text:s/></text:span><text:span text:style-name="T111"><text:s text:c="51"/></text:span><text:span text:style-name="T153"><text:s text:c="7"/></text:span><text:span text:style-name="T134"><text:s/></text:span><text:span text:style-name="T111"><text:s text:c="81"/></text:span><text:span text:style-name="T158"><text:s text:c="89"/></text:span><text:span text:style-name="T154"><text:s text:c="13"/></text:span></text:p>
          </table:table-cell>
          <table:table-cell table:style-name="Table9.C1" office:value-type="string">
            <text:p text:style-name="P1"><text:span text:style-name="T161">Berkeley</text:span>, CA</text:p>
            <text:p text:style-name="P18"><text:span text:style-name="T23"><text:s/></text:span><text:span text:style-name="T28">May</text:span><text:span text:style-name="T30"> 20</text:span><text:span text:style-name="T32">20</text:span><text:span text:style-name="T30"> — </text:span><text:span text:style-name="T37">Present</text:span></text:p>
          </table:table-cell>
        </table:table-row>
      </table:table>
      <text:p text:style-name="P53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9"/>
          </table:table-cell>
          <table:table-cell table:style-name="Table14.A1" office:value-type="string">
            <text:list xml:id="list151247341641939" text:continue-numbering="true" text:style-name="L1">
              <text:list-item>
                <text:p text:style-name="P56"><text:span text:style-name="T170">Taught for</text:span> 12 hours/week as <text:span text:style-name="T177">part of course staff for</text:span> CS 61A (Intro to Programming) </text:p>
              </text:list-item>
              <text:list-item>
                <text:p text:style-name="P57"><text:span text:style-name="T170">Led</text:span> <text:span text:style-name="T171">6 weekly </text:span>group <text:span text:style-name="T168">tutoring </text:span>sections, <text:span text:style-name="T172">covering </text:span>topics <text:span text:style-name="T169">such as recursion, abstraction, and OOP</text:span></text:p>
              </text:list-item>
              <text:list-item>
                <text:p text:style-name="P59"><text:span text:style-name="T173">Answered conceptual questions and assisted</text:span> students <text:span text:style-name="T168">with debugging during office hours</text:span></text:p>
              </text:list-item>
              <text:list-item>
                <text:p text:style-name="P58">Graded <text:span text:style-name="T174">student projects</text:span> for correctness <text:span text:style-name="T173">and proper Python programming style</text:span></text:p>
              </text:list-item>
            </text:list>
          </table:table-cell>
        </table:table-row>
      </table:table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12"><text:span text:style-name="T112">California </text:span><text:span text:style-name="T114">PATH (</text:span><text:span text:style-name="Strong_20_Emphasis"><text:span text:style-name="T116">Partners for Advanced Transportation Technology</text:span></text:span><text:span text:style-name="Strong_20_Emphasis"><text:span text:style-name="T118">)</text:span></text:span></text:p>
            <text:p text:style-name="P21"><text:span text:style-name="Strong_20_Emphasis"><text:span text:style-name="T155">Research Assistant</text:span></text:span><text:span text:style-name="T111"> <text:s text:c="16"/></text:span><text:span text:style-name="T151"><text:s/></text:span><text:span text:style-name="T111"><text:s text:c="51"/></text:span><text:span text:style-name="T153"><text:s text:c="7"/></text:span><text:span text:style-name="T134"><text:s/></text:span><text:span text:style-name="T111"><text:s text:c="81"/></text:span><text:span text:style-name="T158"><text:s text:c="89"/></text:span><text:span text:style-name="T154"><text:s text:c="13"/></text:span></text:p>
          </table:table-cell>
          <table:table-cell table:style-name="Table3.C1" office:value-type="string">
            <text:p text:style-name="P3"><text:span text:style-name="T57"><text:s/></text:span><text:span text:style-name="T56">Berkeley</text:span><text:span text:style-name="T55">, CA</text:span></text:p>
            <text:p text:style-name="P8"><text:span text:style-name="T23"><text:s/></text:span><text:span text:style-name="T25">Oct</text:span><text:span text:style-name="T24">.</text:span><text:span text:style-name="T30"> 201</text:span><text:span text:style-name="T31">9</text:span><text:span text:style-name="T30"> — </text:span><text:span text:style-name="T34">Jan</text:span><text:span text:style-name="T33">. 2020</text:span></text:p>
          </table:table-cell>
        </table:table-row>
      </table:table>
      <text:p text:style-name="P5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9"/>
          </table:table-cell>
          <table:table-cell table:style-name="Table7.A1" office:value-type="string">
            <text:list xml:id="list151248844172510" text:continue-numbering="true" text:style-name="L1">
              <text:list-item>
                <text:p text:style-name="P76"><text:span text:style-name="T127">Evaluated</text:span><text:span text:style-name="T121"> potential safety impacts</text:span><text:span text:style-name="T122"> </text:span><text:span text:style-name="T123">o</text:span><text:span text:style-name="T121">f </text:span><text:span text:style-name="T128">a</text:span><text:span text:style-name="T122"> </text:span><text:span text:style-name="T123">Caltrans-</text:span><text:span text:style-name="T125">proposed</text:span><text:span text:style-name="T124"> </text:span><text:span text:style-name="T129">free</text:span><text:span text:style-name="T124">way</text:span><text:span text:style-name="T129"> emergency alert</text:span><text:span text:style-name="T123"> system</text:span></text:p>
              </text:list-item>
              <text:list-item>
                <text:p text:style-name="P68"><text:span text:style-name="T62">S</text:span><text:span text:style-name="T63">ynced</text:span><text:span text:style-name="T58"> </text:span><text:span text:style-name="T63">position</text:span><text:span text:style-name="T64">al</text:span><text:span text:style-name="T59">, </text:span><text:span text:style-name="T64">sensor</text:span><text:span text:style-name="T59">, and </text:span><text:span text:style-name="T64">behavioral</text:span><text:span text:style-name="T58"> data </text:span><text:span text:style-name="T62">collected </text:span><text:span text:style-name="T58">from </text:span><text:span text:style-name="T68">driving</text:span><text:span text:style-name="T61"> </text:span><text:span text:style-name="T58">simulation</text:span><text:span text:style-name="T59"> </text:span><text:span text:style-name="T68">experiments</text:span></text:p>
              </text:list-item>
              <text:list-item>
                <text:p text:style-name="P68"><text:span text:style-name="Strong_20_Emphasis"><text:span text:style-name="T65">Wrote Python scripts to </text:span></text:span><text:span text:style-name="Strong_20_Emphasis"><text:span text:style-name="T82">high</text:span></text:span><text:span text:style-name="Strong_20_Emphasis"><text:span text:style-name="T84">l</text:span></text:span><text:span text:style-name="Strong_20_Emphasis"><text:span text:style-name="T82">ight</text:span></text:span><text:span text:style-name="Strong_20_Emphasis"><text:span text:style-name="T60"> key </text:span></text:span><text:span text:style-name="Strong_20_Emphasis"><text:span text:style-name="T81">p</text:span></text:span><text:span text:style-name="Strong_20_Emphasis"><text:span text:style-name="T60">oints </text:span></text:span><text:span text:style-name="Strong_20_Emphasis"><text:span text:style-name="T81">from</text:span></text:span><text:span text:style-name="Strong_20_Emphasis"><text:span text:style-name="T60"> </text:span></text:span><text:span text:style-name="Strong_20_Emphasis"><text:span text:style-name="T81">over 40 unique driver trial data sets</text:span></text:span></text:p>
              </text:list-item>
            </text:list>
          </table:table-cell>
        </table:table-row>
      </table:table>
      <text:p text:style-name="P4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2"><office:annotation office:name="__Annotation__1352_1647437908"><dc:creator>Unknown Author</dc:creator><dc:date>2020-01-04T16:43:11.210977179</dc:date><text:p text:style-name="P77"><text:span text:style-name="T179">Projects all one table except HEADER</text:span></text:p></office:annotation><text:span text:style-name="T165">PROJECTS</text:span><office:annotation-end office:name="__Annotation__1352_1647437908"/></text:p>
          </table:table-cell>
          <table:table-cell table:style-name="Table8.A1" office:value-type="string">
            <text:p text:style-name="P4"><text:span text:style-name="Strong_20_Emphasis"><text:span text:style-name="T17">I</text:span></text:span><text:span text:style-name="Strong_20_Emphasis"><text:span text:style-name="T18">nvestment </text:span></text:span><text:span text:style-name="Strong_20_Emphasis"><text:span text:style-name="T19">Portfolio Diversity Visualiz</text:span></text:span><text:span text:style-name="Strong_20_Emphasis"><text:span text:style-name="T20">er </text:span></text:span><text:span text:style-name="Strong_20_Emphasis"><text:span text:style-name="T12">(</text:span></text:span><text:span text:style-name="Strong_20_Emphasis"><text:span text:style-name="T11">Python</text:span></text:span><text:span text:style-name="Strong_20_Emphasis"><text:span text:style-name="T12">)</text:span></text:span></text:p>
            <text:list xml:id="list151248796776868" text:continue-numbering="true" text:style-name="L1">
              <text:list-item>
                <text:p text:style-name="P73"><text:span text:style-name="T91">Won </text:span><text:span text:style-name="T92">the </text:span><text:span text:style-name="T93">BlackRock API Prize at Cal Hacks </text:span><text:span text:style-name="T94">6.0</text:span><text:span text:style-name="T90">,</text:span><text:span text:style-name="T67"> the largest collegiate hackathon in the world</text:span></text:p>
              </text:list-item>
              <text:list-item>
                <text:p text:style-name="P69"><text:span text:style-name="T69">Built</text:span><text:span text:style-name="T70"> </text:span><text:span text:style-name="T69">a </text:span><text:span text:style-name="T70">tool</text:span><text:span text:style-name="T66"> </text:span><text:span text:style-name="T75">t</text:span><text:span text:style-name="T88">o help diver</text:span><text:span text:style-name="T87">sify</text:span><text:span text:style-name="T75"> </text:span><text:span text:style-name="T66">investment portfolio</text:span><text:span text:style-name="T88">s</text:span><text:span text:style-name="T66"> </text:span><text:span text:style-name="T87">based on a given</text:span><text:span text:style-name="T74"> </text:span><text:span text:style-name="T66">security </text:span><text:span text:style-name="T76">data </text:span><text:span text:style-name="T66">attribute</text:span></text:p>
              </text:list-item>
              <text:list-item>
                <text:p text:style-name="P70"><text:span text:style-name="T95">Leveraged</text:span><text:span text:style-name="T96"> BlackRock’</text:span><text:span text:style-name="T97">s</text:span><text:span text:style-name="T96"> </text:span><text:span text:style-name="T101">Aladdin </text:span><text:span text:style-name="T96">API to </text:span><text:span text:style-name="T101">compile and </text:span><text:span text:style-name="T96">categorize </text:span><text:span text:style-name="T98">security</text:span><text:span text:style-name="T96"> data</text:span><text:span text:style-name="T98"> </text:span><text:span text:style-name="T99">from</text:span><text:span text:style-name="T100"> </text:span><text:span text:style-name="T101">stock</text:span><text:span text:style-name="T100"> ticker</text:span><text:span text:style-name="T101">s</text:span></text:p>
              </text:list-item>
              <text:list-item>
                <text:p text:style-name="P71"><text:span text:style-name="T71">Integrated</text:span><text:span text:style-name="T66"> MatPlotLib to visualize </text:span><text:span text:style-name="T72">calculated diversity</text:span><text:span text:style-name="T66"> data and create a GUI for </text:span><text:span text:style-name="T74">portfolio </text:span><text:span text:style-name="T73">input</text:span><text:span text:style-name="T66"> <text:s text:c="3"/></text:span><text:span text:style-name="T89"><text:s text:c="7"/></text:span><text:span text:style-name="T66"><text:s/></text:span><text:span text:style-name="T89"><text:s text:c="2"/></text:span><text:span text:style-name="T9"><text:s text:c="13"/></text:span><text:span text:style-name="T52"><text:s/></text:span><text:span text:style-name="T9"><text:s text:c="51"/></text:span><text:span text:style-name="T21"><text:s text:c="7"/></text:span><text:span text:style-name="T54"><text:s/></text:span><text:span text:style-name="T9"><text:s text:c="81"/></text:span><text:span text:style-name="T6"><text:s text:c="89"/></text:span><text:span text:style-name="T22"><text:s text:c="13"/></text:span></text:p>
              </text:list-item>
            </text:list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5"><text:span text:style-name="Strong_20_Emphasis"><text:span text:style-name="T12">Bomberman Remastered </text:span></text:span><text:span text:style-name="Strong_20_Emphasis"><text:span text:style-name="T14">(Java)</text:span></text:span></text:p>
            <text:list xml:id="list151248307865512" text:continue-numbering="true" text:style-name="L1">
              <text:list-item>
                <text:p text:style-name="P60">Created an improved remake of the game Bomberman that runs on modern operating systems</text:p>
              </text:list-item>
              <text:list-item>
                <text:p text:style-name="P61">Devised a <text:span text:style-name="T109">completely original</text:span> “competitive mode”, featuring dynamic multiplayer gameplay</text:p>
              </text:list-item>
              <text:list-item>
                <text:p text:style-name="P72"><text:span text:style-name="T77">Utilized the Java Swing toolkit to design </text:span><text:span text:style-name="T78">menus</text:span><text:span text:style-name="T79">,</text:span><text:span text:style-name="T77"> </text:span><text:span text:style-name="T79">handle controls, and execute game events</text:span><text:span text:style-name="T89"> <text:s text:c="2"/></text:span><text:span text:style-name="T9"><text:s text:c="11"/></text:span><text:span text:style-name="T52"><text:s/></text:span><text:span text:style-name="T9"><text:s text:c="51"/></text:span><text:span text:style-name="T21"><text:s text:c="7"/></text:span><text:span text:style-name="T54"><text:s/></text:span><text:span text:style-name="T9"><text:s text:c="81"/></text:span><text:span text:style-name="T6"><text:s text:c="89"/></text:span><text:span text:style-name="T22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5"><text:span text:style-name="Strong_20_Emphasis"><text:span text:style-name="T15">Gitl</text:span></text:span><text:span text:style-name="Strong_20_Emphasis"><text:span text:style-name="T16">et</text:span></text:span><text:span text:style-name="Strong_20_Emphasis"><text:span text:style-name="T13"> (</text:span></text:span><text:span text:style-name="Strong_20_Emphasis"><text:span text:style-name="T15">Java</text:span></text:span><text:span text:style-name="Strong_20_Emphasis"><text:span text:style-name="T13">)</text:span></text:span></text:p>
            <text:list xml:id="list151247763399856" text:continue-numbering="true" text:style-name="L1">
              <text:list-item>
                <text:p text:style-name="P74"><text:span text:style-name="T7">C</text:span><text:span text:style-name="T6">onstructed a</text:span><text:span text:style-name="T8"> working version control system that replicates the core functionality of Git</text:span></text:p>
              </text:list-item>
              <text:list-item>
                <text:p text:style-name="P62">Implemented features such as file staging, commits, branching, merging, tracking status, etc.</text:p>
              </text:list-item>
              <text:list-item>
                <text:p text:style-name="P63">Supported pushing, pulling, and fetching between remote Gitlet repositories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10"><text:span text:style-name="Strong_20_Emphasis"><text:span text:style-name="T10">Personal Website (HTML, CSS, JavaScript) </text:span></text:span></text:p>
            <text:list xml:id="list151247889674724" text:continue-numbering="true" text:style-name="L1">
              <text:list-item>
                <text:p text:style-name="P64">Designed and built a personal site from scratch, utilizing the Bootstrap front end framework</text:p>
              </text:list-item>
              <text:list-item>
                <text:p text:style-name="P65">Ensured font and layout compatibility for any operating system, display size, or web browser</text:p>
              </text:list-item>
            </text:list>
          </table:table-cell>
        </table:table-row>
      </table:table>
      <text:p text:style-name="P52"><text:soft-pag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7">ACTIVITIES</text:p>
          </table:table-cell>
          <table:table-cell table:style-name="Table13.A1" office:value-type="string">
            <text:p text:style-name="P23"><text:span text:style-name="T137">Lab Assistant</text:span><text:span text:style-name="T144">,</text:span><text:span text:style-name="T136"> </text:span><text:span text:style-name="T144">CS 61B (Data Structures)</text:span></text:p>
            <text:p text:style-name="P24"><text:span text:style-name="T137">Lab Assistant</text:span><text:span text:style-name="T143">, </text:span><text:span text:style-name="T146">C</text:span><text:span text:style-name="T149">S 61A </text:span><text:span text:style-name="T150">(Intro to Programming)</text:span><text:span text:style-name="T111"> <text:s text:c="4"/></text:span></text:p>
            <text:p text:style-name="P24"><text:span text:style-name="T115">Staff Member</text:span><text:span text:style-name="T152">, UCB Open Computing Facility</text:span><text:span text:style-name="T111"> <text:s text:c="21"/></text:span><text:span text:style-name="T153"><text:s text:c="7"/></text:span><text:span text:style-name="T134"><text:s/></text:span><text:span text:style-name="T111"><text:s text:c="81"/></text:span><text:span text:style-name="T158"><text:s text:c="89"/></text:span><text:span text:style-name="T154"><text:s text:c="13"/></text:span></text:p>
          </table:table-cell>
          <table:table-cell table:style-name="Table13.A1" office:value-type="string">
            <text:p text:style-name="P9"><text:span text:style-name="T38">M</text:span><text:span text:style-name="T30">ay 2020 — </text:span><text:span text:style-name="T40">Aug. 2020</text:span></text:p>
            <text:p text:style-name="P19"><text:span text:style-name="T23">J</text:span><text:span text:style-name="T26">an</text:span><text:span text:style-name="T23">.</text:span><text:span text:style-name="T30"> 20</text:span><text:span text:style-name="T32">20</text:span><text:span text:style-name="T30"> — </text:span><text:span text:style-name="T38">May 2020</text:span></text:p>
            <text:p text:style-name="P19"><text:span text:style-name="T41">Aug. 2019 </text:span><text:span text:style-name="T30">— </text:span><text:span text:style-name="T41">Dec. 2019</text:span><text:span text:style-name="T39"> </text:span></text:p>
          </table:table-cell>
        </table:table-row>
      </table:table>
      <text:p text:style-name="P51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4">A<text:span text:style-name="T160">WARDS</text:span></text:p>
          </table:table-cell>
          <table:table-cell table:style-name="Table16.A1" office:value-type="string">
            <text:p text:style-name="P25"><text:span text:style-name="T2">Winner</text:span><text:span text:style-name="T106">, </text:span><text:span text:style-name="T102">Cal Hacks </text:span><text:span text:style-name="T103">6.0 BlackRock API Prize </text:span></text:p>
            <text:p text:style-name="P22"><text:span text:style-name="T133">Winner</text:span><text:span text:style-name="T126">,</text:span><text:span text:style-name="T135"> </text:span><text:span text:style-name="T146">Intuit George A. Hansen </text:span><text:span text:style-name="T148">Computer Science</text:span><text:span text:style-name="T146"> </text:span><text:span text:style-name="T147">Scholarship</text:span></text:p>
            <text:p text:style-name="P22"><text:span text:style-name="T135">Winner</text:span><text:span text:style-name="T143">,</text:span><text:span text:style-name="T157"> </text:span><text:span text:style-name="T145">I</text:span><text:span text:style-name="T147">ntuit </text:span><text:span text:style-name="T148">Academic</text:span><text:span text:style-name="T147"> Scholarship</text:span><text:span text:style-name="T111"> <text:s text:c="9"/></text:span><text:span text:style-name="T151"><text:s/></text:span><text:span text:style-name="T111"><text:s text:c="51"/></text:span><text:span text:style-name="T153"><text:s text:c="7"/></text:span><text:span text:style-name="T134"><text:s/></text:span><text:span text:style-name="T111"><text:s text:c="81"/></text:span><text:span text:style-name="T158"><text:s text:c="89"/></text:span><text:span text:style-name="T154"><text:s text:c="13"/></text:span></text:p>
          </table:table-cell>
          <table:table-cell table:style-name="Table16.A1" office:value-type="string">
            <text:p text:style-name="P7"><text:span text:style-name="T30">O</text:span><text:span text:style-name="T29">ct. 2019</text:span></text:p>
            <text:p text:style-name="P15"><text:span text:style-name="T110">Apr</text:span>. 2019</text:p>
            <text:p text:style-name="P15"><text:span text:style-name="T110">Apr</text:span>. 2019</text:p>
          </table:table-cell>
        </table:table-row>
      </table:table>
      <text:p text:style-name="P4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5">SKILLS</text:p>
          </table:table-cell>
          <table:table-cell table:style-name="Table17.A1" office:value-type="string">
            <text:p text:style-name="P20"><text:span text:style-name="T139">Python, Java, SQL, HTML/CSS, JavaScript, </text:span><text:span text:style-name="T138">Git, </text:span><text:span text:style-name="T140">Unix,</text:span><text:span text:style-name="T141"> </text:span><text:span text:style-name="T142">Bootstrap, NumPy</text:span><text:span text:style-name="T113"> </text:span><text:span text:style-name="T111"><text:s text:c="43"/></text:span><text:span text:style-name="T153"><text:s text:c="7"/></text:span><text:span text:style-name="T134"><text:s/></text:span><text:span text:style-name="T111"><text:s text:c="81"/></text:span><text:span text:style-name="T158"><text:s text:c="89"/></text:span><text:span text:style-name="T154"><text:s text:c="13"/>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20T15:12:47.023503518</dc:date>
    <meta:editing-duration>P2DT22H31M42S</meta:editing-duration>
    <meta:editing-cycles>484</meta:editing-cycles>
    <meta:document-statistic meta:table-count="14" meta:image-count="6" meta:object-count="0" meta:page-count="2" meta:paragraph-count="70" meta:word-count="478" meta:character-count="5611" meta:non-whitespace-character-count="2839"/>
  </office:meta>
</office:document-meta>
</file>